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style:font-size-asian="13pt" style:font-size-complex="13pt"/>
    </style:style>
    <style:style style:name="P2" style:family="paragraph" style:parent-style-name="Standard">
      <style:text-properties style:font-name="Liberation Serif" fo:font-size="13pt" fo:font-weight="bold" officeooo:rsid="001a79ea" officeooo:paragraph-rsid="001a79ea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normal" officeooo:rsid="0010feb3" officeooo:paragraph-rsid="0010feb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normal" officeooo:rsid="0010feb3" officeooo:paragraph-rsid="001a79ea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bold" officeooo:rsid="00181650" officeooo:paragraph-rsid="00181650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normal" officeooo:rsid="0010feb3" officeooo:paragraph-rsid="0010feb3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normal" officeooo:rsid="00181650" officeooo:paragraph-rsid="00181650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52525" style:font-name="Liberation Serif" fo:font-size="13pt" fo:letter-spacing="normal" fo:font-style="normal" fo:font-weight="normal" style:font-size-asian="13pt" style:font-size-complex="13pt"/>
    </style:style>
    <style:style style:name="P9" style:family="paragraph" style:parent-style-name="Standard" style:list-style-name="L4">
      <style:paragraph-properties fo:margin-top="0.101cm" fo:margin-bottom="0.101cm" loext:contextual-spacing="false" fo:line-height="115%"/>
      <style:text-properties style:font-name="Liberation Serif" fo:font-size="13pt" fo:font-weight="normal" officeooo:rsid="001b1487" officeooo:paragraph-rsid="001c9dcc" style:font-size-asian="13pt" style:font-weight-asian="normal" style:font-size-complex="13pt" style:font-weight-complex="normal"/>
    </style:style>
    <style:style style:name="P10" style:family="paragraph" style:parent-style-name="Standard" style:list-style-name="L4">
      <style:paragraph-properties fo:margin-top="0.101cm" fo:margin-bottom="0.101cm" loext:contextual-spacing="false" fo:line-height="115%"/>
      <style:text-properties style:font-name="Liberation Serif" fo:font-size="13pt" officeooo:paragraph-rsid="001c9dcc" style:font-size-asian="13pt" style:font-size-complex="13pt"/>
    </style:style>
    <style:style style:name="P11" style:family="paragraph" style:parent-style-name="Standard" style:list-style-name="L4">
      <style:paragraph-properties fo:margin-top="0.101cm" fo:margin-bottom="0.101cm" loext:contextual-spacing="false" fo:line-height="115%"/>
      <style:text-properties style:font-name="Liberation Serif" fo:font-size="13pt" officeooo:rsid="001b1487" officeooo:paragraph-rsid="001b1487" style:font-size-asian="13pt" style:font-size-complex="13pt"/>
    </style:style>
    <style:style style:name="P12" style:family="paragraph" style:parent-style-name="Standard" style:list-style-name="L4">
      <style:paragraph-properties fo:margin-top="0.101cm" fo:margin-bottom="0.101cm" loext:contextual-spacing="false" fo:line-height="115%"/>
      <style:text-properties style:font-name="Liberation Serif" fo:font-size="13pt" officeooo:rsid="001b1487" officeooo:paragraph-rsid="00244b7b" style:font-size-asian="13pt" style:font-size-complex="13pt"/>
    </style:style>
    <style:style style:name="P13" style:family="paragraph" style:parent-style-name="Text_20_body" style:list-style-name="L2">
      <style:text-properties style:font-name="Liberation Serif" fo:font-size="13pt" style:font-size-asian="13pt" style:font-size-complex="13pt"/>
    </style:style>
    <style:style style:name="P14" style:family="paragraph" style:parent-style-name="Text_20_body" style:list-style-name="L2">
      <style:text-properties style:font-name="Liberation Serif" fo:font-size="13pt" officeooo:rsid="00228c0c" officeooo:paragraph-rsid="00228c0c" style:font-size-asian="13pt" style:font-size-complex="13pt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bold" officeooo:rsid="00181650" officeooo:paragraph-rsid="00181650" style:font-size-asian="13pt" style:font-weight-asian="bold" style:font-size-complex="13pt" style:font-weight-complex="bold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bold" officeooo:rsid="0010feb3" officeooo:paragraph-rsid="0010feb3" style:font-size-asian="13pt" style:font-weight-asian="bold" style:font-size-complex="13pt" style:font-weight-complex="bold"/>
    </style:style>
    <style:style style:name="P1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normal" officeooo:paragraph-rsid="0013d9d4" style:font-size-asian="13pt" style:font-size-complex="13pt"/>
    </style:style>
    <style:style style:name="P18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52525" style:font-name="Liberation Serif" fo:font-size="13pt" fo:letter-spacing="normal" fo:font-style="normal" fo:font-weight="normal" style:font-size-asian="13pt" style:font-size-complex="13pt"/>
    </style:style>
    <style:style style:name="P19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52525" style:font-name="Liberation Serif" fo:font-size="13pt" fo:letter-spacing="normal" fo:font-style="normal" fo:font-weight="normal" style:font-size-asian="13pt" style:font-size-complex="13pt"/>
    </style:style>
    <style:style style:name="P21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52525" style:font-name="Liberation Serif" fo:font-size="13pt" fo:letter-spacing="normal" fo:font-style="normal" fo:font-weight="normal" style:font-size-asian="13pt" style:font-size-complex="13pt"/>
    </style:style>
    <style:style style:name="T1" style:family="text">
      <style:text-properties officeooo:rsid="0013d9d4"/>
    </style:style>
    <style:style style:name="T2" style:family="text">
      <style:text-properties officeooo:rsid="001620d0"/>
    </style:style>
    <style:style style:name="T3" style:family="text">
      <style:text-properties officeooo:rsid="00170578"/>
    </style:style>
    <style:style style:name="T4" style:family="text">
      <style:text-properties officeooo:rsid="001c9dcc"/>
    </style:style>
    <style:style style:name="T5" style:family="text">
      <style:text-properties fo:font-weight="normal" officeooo:rsid="001c9dcc" style:font-weight-asian="normal" style:font-weight-complex="normal"/>
    </style:style>
    <style:style style:name="T6" style:family="text">
      <style:text-properties officeooo:rsid="001d4080"/>
    </style:style>
    <style:style style:name="T7" style:family="text">
      <style:text-properties officeooo:rsid="001ef7dd"/>
    </style:style>
    <style:style style:name="T8" style:family="text">
      <style:text-properties officeooo:rsid="00205c23"/>
    </style:style>
    <style:style style:name="T9" style:family="text">
      <style:text-properties officeooo:rsid="00228c0c"/>
    </style:style>
    <style:style style:name="T10" style:family="text">
      <style:text-properties officeooo:rsid="0025b45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0581607614252563" text:style-name="L1">
        <text:list-header>
          <text:p text:style-name="P15">SET-A</text:p>
          <text:p text:style-name="P15">Question 1:</text:p>
        </text:list-header>
        <text:list-item>
          <text:p text:style-name="P17"><text:span text:style-name="T1">C</text:span>reate a <text:s/><text:span text:style-name="T1">topology of 6 nodes,</text:span> <text:span text:style-name="T1">t</text:span>wo client Node1 and Node2 <text:span text:style-name="T1">at one side</text:span> and server nodes Node3 and Node4 <text:span text:style-name="T1">on the other side of the topology</text:span>. Let Node5 and Node6 form the bridge. Use point to point links.</text:p>
        </text:list-item>
        <text:list-item>
          <text:p text:style-name="P20">Install a TCP socket instance on Node1 that will connect to Node3.</text:p>
        </text:list-item>
        <text:list-item>
          <text:p text:style-name="P20">Install a UDP socket instance on Node2 that will connect to Node4.</text:p>
        </text:list-item>
        <text:list-item>
          <text:p text:style-name="P20">Start the TCP application at time 1s.</text:p>
        </text:list-item>
        <text:list-item>
          <text:p text:style-name="P20">Start the UDP application at time 20s at rate Rate1 such that it clogs half the dumbbell bridge's link capacity.</text:p>
        </text:list-item>
        <text:list-item>
          <text:p text:style-name="P20">Increase the UDP application's rate at time <text:span text:style-name="T3">4</text:span>0s to rate Rate2 such that it clogs the whole of the <text:span text:style-name="T2">Node5- Node6 link capacity</text:span>.</text:p>
        </text:list-item>
        <text:list-item>
          <text:p text:style-name="P20">Use the ns-3 tracing mechanism to record changes in congestion window size of the TCP instance over time. </text:p>
        </text:list-item>
      </text:list>
      <text:p text:style-name="P8"/>
      <text:p text:style-name="P1"/>
      <text:list xml:id="list101432987762448" text:continue-numbering="true" text:style-name="L1">
        <text:list-header>
          <text:p text:style-name="P16">Question 2:</text:p>
        </text:list-header>
      </text:list>
      <text:p text:style-name="P3">Examine the <text:span text:style-name="T7">1.pcap</text:span> and find answers to the following questions:</text:p>
      <text:list xml:id="list3896534965473985396" text:style-name="L2">
        <text:list-item>
          <text:p text:style-name="P13">This packet capture file contains two TCP handshakes. Find the first handshake and <text:span text:style-name="T9">specify</text:span> the <text:span text:style-name="T9">exchanged</text:span> <text:span text:style-name="T9">sequence</text:span> numbers. </text:p>
        </text:list-item>
        <text:list-item>
          <text:p text:style-name="P13">In this session, a client machine initiated a connection to a server and then downloaded a file. What is the client's IP address?</text:p>
        </text:list-item>
        <text:list-item>
          <text:p text:style-name="P13">How many HTTP GET request packets are there?</text:p>
        </text:list-item>
        <text:list-item>
          <text:p text:style-name="P13">Find the first HTTP GET request packet. What was the server's IP address? (The server is the Destination).</text:p>
        </text:list-item>
        <text:list-item>
          <text:p text:style-name="P14">Verify the IP header checksum.</text:p>
        </text:list-item>
        <text:list-item>
          <text:p text:style-name="P19">Examine the first packet. Look at the center pane in Wireshark. How many bytes were sent on the wire to form this packet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SET B:</text:p>
      <text:p text:style-name="P5"/>
      <text:p text:style-name="P5">Question 1:</text:p>
      <text:p text:style-name="P7"/>
      <text:list xml:id="list5790085673306663538" text:style-name="L3">
        <text:list-item>
          <text:p text:style-name="P18"><text:s/><text:span text:style-name="T1">C</text:span>reate a <text:s/><text:span text:style-name="T1">topology of 6 nodes,</text:span> <text:span text:style-name="T1">t</text:span>wo client Node1 and Node2 <text:span text:style-name="T1">at one side</text:span> and server nodes Node3 and Node4 <text:span text:style-name="T1">on the side of the topology</text:span>. Let Node5 and Node6 form the bridge. Use point to point links.</text:p>
        </text:list-item>
        <text:list-item>
          <text:p text:style-name="P21">Add drop tail queues of size QueueSize5 and QueueSize6 to Node5 and Node6, respectively.</text:p>
        </text:list-item>
        <text:list-item>
          <text:p text:style-name="P21">Install a TCP socket instance on Node1 that will connect to Node3.</text:p>
        </text:list-item>
        <text:list-item>
          <text:p text:style-name="P21">Install a TCP socket instance on Node2 that will connect to Node3.</text:p>
        </text:list-item>
        <text:list-item>
          <text:p text:style-name="P21">Install a TCP socket instance on Node2 that will connect to Node4.</text:p>
        </text:list-item>
        <text:list-item>
          <text:p text:style-name="P21">Start Node1--Node3 flow at time 1s, then measure it's throughput. How long does it take to fill link's entire capacity?</text:p>
        </text:list-item>
        <text:list-item>
          <text:p text:style-name="P21">Start Node2--Node3 and Node2--Node4 flows at time <text:span text:style-name="T1">20</text:span>s, measure their throughput.</text:p>
        </text:list-item>
        <text:list-item>
          <text:p text:style-name="P21">Measure packet loss and cwnd size.</text:p>
        </text:list-item>
        <text:list-item>
          <text:p text:style-name="P21">Vary QueueSize5 and QueueSize6. Which one has immediate effect on cwnd size of the first flow? Explain why.</text:p>
        </text:list-item>
      </text:list>
      <text:p text:style-name="P1"/>
      <text:p text:style-name="P1"/>
      <text:p text:style-name="P2">Question 2:</text:p>
      <text:p text:style-name="P4">Examine the <text:span text:style-name="T8">2.pcap</text:span> and find answers to the following questions:</text:p>
      <text:p text:style-name="P4"/>
      <text:list xml:id="list1716795297301858266" text:style-name="L4">
        <text:list-item>
          <text:p text:style-name="P9">What HTTP version is your browser running? What version of HTTP is the server running?</text:p>
        </text:list-item>
        <text:list-item>
          <text:p text:style-name="P10"><text:span text:style-name="T5"><text:s/></text:span>Multiple devices are connected to the local network. What are their MAC and IP addresses?</text:p>
        </text:list-item>
        <text:list-item>
          <text:p text:style-name="P11"><text:s/>How many different times TCP handshakes are performed <text:span text:style-name="T6">and what are associated flags</text:span>? What are the involved IP addresses?</text:p>
        </text:list-item>
        <text:list-item>
          <text:p text:style-name="P12"><text:span text:style-name="T4">Has this IP datagram been fragmented?Explain how you determined whether or not the </text:span>datagram has been fragmented. <text:s/><text:span text:style-name="T9">Verify the IP header checksu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7:58:00.455807124</meta:creation-date>
    <dc:date>2018-04-20T10:14:31.066243032</dc:date>
    <meta:editing-duration>PT2H7M37S</meta:editing-duration>
    <meta:editing-cycles>15</meta:editing-cycles>
    <meta:generator>LibreOffice/5.1.6.2$Linux_x86 LibreOffice_project/10m0$Build-2</meta:generator>
    <meta:document-statistic meta:table-count="0" meta:image-count="0" meta:object-count="0" meta:page-count="2" meta:paragraph-count="34" meta:word-count="500" meta:character-count="2760" meta:non-whitespace-character-count="2315"/>
  </office:meta>
</office:document-meta>
</file>